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Symbol" svg:font-family="Symbo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Dot" svg:stroke-width="0.02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dash" draw:stroke-dash="DashDot" svg:stroke-width="0.02cm" svg:stroke-color="#000000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1" svg:stroke-width="0.03cm" svg:stroke-color="#333333" draw:marker-start-width="0.35cm" draw:marker-start-center="false" draw:marker-end-width="0.35cm" draw:marker-end-center="false" draw:fill="gradient" draw:fill-color="#99ccff" draw:fill-gradient-name="Slide" draw:opacity="100%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draw:shadow-opacity="100%"/>
    </style:style>
    <style:style style:name="gr4" style:family="graphic" style:parent-style-name="standard" style:list-style-name="L2">
      <style:graphic-properties draw:stroke="solid" draw:stroke-dash="Dashed_20__28_var_29__20_1" svg:stroke-width="0.03cm" svg:stroke-color="#333333" draw:marker-start-width="0.35cm" draw:marker-start-center="false" draw:marker-end-width="0.35cm" draw:marker-end-center="false" draw:fill="gradient" draw:fill-color="#99ccff" draw:fill-gradient-name="Slide" draw:opacity="100%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draw:shadow-opacity="100%"/>
    </style:style>
    <style:style style:name="gr5" style:family="graphic" style:parent-style-name="standard" style:list-style-name="L2">
      <style:graphic-properties draw:stroke="solid" draw:stroke-dash="Dashed_20__28_var_29__20_1" svg:stroke-width="0.1cm" svg:stroke-color="#666666" draw:marker-start-width="0.38cm" draw:marker-start-center="true" draw:marker-end-width="0.38cm" draw:marker-end-center="true" draw:fill="solid" draw:fill-color="#d3d3d3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4cm" svg:stroke-color="#000000" draw:marker-start-width="0.37cm" draw:marker-start-center="false" draw:marker-end-width="0.37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ed_20__28_var_29__20_11" svg:stroke-width="0.05cm" svg:stroke-color="#008000" draw:marker-start="Arrow_20_concave" draw:marker-start-width="0.25cm" draw:marker-start-center="false" draw:marker-end="Arrow_20_concave" draw:marker-end-width="0.25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56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fo:min-height="0.484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draw:stroke-dash="Dashed_20__28_var_29__20_1" svg:stroke-width="0.05cm" svg:stroke-color="#4c4c4c" draw:marker-start-width="0.24cm" draw:marker-start-center="false" draw:marker-end="Arrowheads_20_2" draw:marker-end-width="0.24cm" draw:marker-end-center="false" draw:fill="solid" draw:fill-color="#99ccff" draw:opacity="100%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draw:shadow-opacity="100%"/>
    </style:style>
    <style:style style:name="gr14" style:family="graphic" style:parent-style-name="standard" style:list-style-name="L2">
      <style:graphic-properties draw:stroke="solid" draw:stroke-dash="Dashed_20__28_var_29__20_1" svg:stroke-width="0.05cm" svg:stroke-color="#4c4c4c" draw:marker-start-width="0.24cm" draw:marker-start-center="false" draw:marker-end="Arrowheads_20_2" draw:marker-end-width="0.24cm" draw:marker-end-center="false" draw:fill="solid" draw:fill-color="#99ccff" draw:opacity="100%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draw:shadow-opacity="100%"/>
    </style:style>
    <style:style style:name="gr15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63cm" fo:min-width="0.362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63cm" fo:min-width="0.362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draw:stroke-dash="Dashed_20__28_var_29__20_11" svg:stroke-width="0.05cm" svg:stroke-color="#008000" draw:marker-start="Arrow_20_concave" draw:marker-start-width="0.27cm" draw:marker-start-center="false" draw:marker-end-width="0.27cm" draw:marker-end-center="false" draw:fill="solid" draw:fill-color="#99ccff" draw:textarea-horizontal-align="center" draw:textarea-vertical-align="middle" fo:padding-top="0.149cm" fo:padding-bottom="0.149cm" fo:padding-left="0.274cm" fo:padding-right="0.274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17cm" fo:min-width="0.256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02cm" svg:stroke-color="#009900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20" style:family="graphic" style:parent-style-name="standard" style:list-style-name="L2">
      <style:graphic-properties draw:stroke="solid" svg:stroke-width="0.02cm" svg:stroke-color="#009900" draw:marker-start-width="0.23cm" draw:marker-start-center="false" draw:marker-end="Arrowheads_20_2" draw:marker-end-width="0.2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line-distance="0.263cm" draw:show-unit="true"/>
    </style:style>
    <style:style style:name="gr21" style:family="graphic" style:parent-style-name="standard" style:list-style-name="L2">
      <style:graphic-properties draw:stroke="solid" svg:stroke-width="0.05cm" svg:stroke-color="#696969" draw:marker-start-width="0.23cm" draw:marker-start-center="false" draw:marker-end="Arrowheads_20_2" draw:marker-end-width="0.2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draw:stroke-dash="Dashed_20__28_var_29__20_1" svg:stroke-width="0.05cm" svg:stroke-color="#696969" draw:marker-start-width="0.275cm" draw:marker-start-center="false" draw:marker-end-width="0.275cm" draw:marker-end-center="false" draw:fill="solid" draw:fill-color="#e6e8fa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.05cm" svg:stroke-color="#696969" draw:marker-start-width="0.23cm" draw:marker-start-center="false" draw:marker-end="Arrowheads_20_2" draw:marker-end-width="0.2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99ccff" draw:fill-gradient-name="Slid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006600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66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letter-kerning="true" style:font-name-asian="Lucida Sans Unicode" style:font-size-asian="12pt" style:font-style-asian="italic" style:font-weight-asian="bold" style:font-name-complex="Tahoma" style:font-size-complex="12pt" style:font-style-complex="italic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9900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color="#009900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e6e8f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6600" style:text-outline="false" style:text-line-through-style="none" style:text-line-through-type="none" style:font-name="Symbo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letter-kerning="true" style:font-name-asian="Lucida Sans Unicode" style:font-size-asian="12pt" style:font-style-asian="italic" style:font-weight-asian="bold" style:font-name-complex="Tahoma" style:font-size-complex="12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sub 75%" style:font-name="Times New Roman" fo:font-size="12pt" fo:font-style="italic" fo:text-shadow="none" style:text-underline-style="none" fo:font-weight="normal" style:letter-kerning="true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Symbo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9900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9900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Lucida Sans Unicode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4cm" svg:y1="4.386cm" svg:x2="10.8cm" svg:y2="4.386cm">
            <text:p/>
          </draw:line>
          <draw:line draw:style-name="gr2" draw:text-style-name="P1" draw:layer="layout" svg:x1="2.1cm" svg:y1="1.786cm" svg:x2="7.5cm" svg:y2="4.886cm">
            <text:p/>
          </draw:line>
          <draw:rect draw:style-name="gr3" draw:text-style-name="P2" draw:layer="layout" svg:width="1cm" svg:height="0.546cm" draw:transform="rotate (-0.523598775598299) translate (3.034cm 2.026cm)">
            <text:p/>
          </draw:rect>
          <draw:rect draw:style-name="gr4" draw:text-style-name="P2" draw:layer="layout" svg:width="1cm" svg:height="0.546cm" svg:x="9.1cm" svg:y="4.116cm">
            <text:p/>
          </draw:rect>
          <draw:line draw:style-name="gr5" draw:text-style-name="P3" draw:layer="layout" svg:x1="9.6cm" svg:y1="4.386cm" svg:x2="3.3cm" svg:y2="2.486cm">
            <text:p/>
          </draw:line>
          <draw:circle draw:style-name="gr6" draw:text-style-name="P4" draw:layer="layout" svg:width="0.25cm" svg:height="0.25cm" draw:transform="rotate (-0.523598775598299) translate (3.278cm 2.326cm)">
            <text:p/>
          </draw:circle>
          <draw:circle draw:style-name="gr7" draw:text-style-name="P4" draw:layer="layout" svg:width="0.25cm" svg:height="0.25cm" svg:x="9.462cm" svg:y="4.253cm">
            <text:p/>
          </draw:circle>
          <draw:ellipse draw:style-name="gr8" draw:text-style-name="P6" draw:layer="layout" svg:width="1.314cm" svg:height="1.501cm" draw:transform="rotate (2.61799387799149) translate (5.331cm 5.156cm)" draw:kind="arc" draw:start-angle="315" draw:end-angle="45">
            <text:p text:style-name="P5"><text:span text:style-name="T1"><text:s text:c="4"/></text:span></text:p>
          </draw:ellipse>
          <draw:frame draw:style-name="gr9" draw:text-style-name="P8" draw:layer="layout" svg:width="0.76cm" svg:height="0.767cm" svg:x="3.9cm" svg:y="3.386cm">
            <draw:text-box>
              <text:p text:style-name="P7"><text:span text:style-name="T2">a</text:span></text:p>
            </draw:text-box>
          </draw:frame>
          <draw:frame draw:style-name="gr10" draw:text-style-name="P10" draw:layer="layout" svg:width="1.048cm" svg:height="0.734cm" svg:x="8.5cm" svg:y="4.386cm">
            <draw:text-box>
              <text:p text:style-name="P9"><text:span text:style-name="T3">A</text:span></text:p>
            </draw:text-box>
          </draw:frame>
          <draw:frame draw:style-name="gr11" draw:text-style-name="P10" draw:layer="layout" svg:width="1.048cm" svg:height="0.734cm" svg:x="2.552cm" svg:y="2.586cm">
            <draw:text-box>
              <text:p text:style-name="P9"><text:span text:style-name="T3">B</text:span></text:p>
            </draw:text-box>
          </draw:frame>
          <draw:frame draw:style-name="gr12" draw:text-style-name="P10" draw:layer="layout" svg:width="1.048cm" svg:height="0.734cm" svg:x="6.2cm" svg:y="2.786cm">
            <draw:text-box>
              <text:p text:style-name="P9"><text:span text:style-name="T3">l</text:span></text:p>
            </draw:text-box>
          </draw:frame>
          <draw:line draw:style-name="gr13" draw:text-style-name="P11" draw:layer="layout" svg:x1="10.6cm" svg:y1="4.386cm" svg:x2="11.613cm" svg:y2="4.386cm">
            <text:p/>
          </draw:line>
          <draw:line draw:style-name="gr14" draw:text-style-name="P11" draw:layer="layout" svg:x1="2.278cm" svg:y1="1.893cm" svg:x2="1.4cm" svg:y2="1.386cm">
            <text:p/>
          </draw:line>
          <draw:frame draw:style-name="gr15" draw:text-style-name="P12" draw:layer="layout" svg:width="0.862cm" svg:height="0.813cm" svg:x="11.238cm" svg:y="4.273cm">
            <draw:text-box>
              <text:p text:style-name="P9"><text:span text:style-name="T4">e</text:span><text:span text:style-name="T5">1</text:span></text:p>
            </draw:text-box>
          </draw:frame>
          <draw:frame draw:style-name="gr16" draw:text-style-name="P12" draw:layer="layout" svg:width="0.862cm" svg:height="0.813cm" svg:x="0.9cm" svg:y="1.273cm">
            <draw:text-box>
              <text:p text:style-name="P9"><text:span text:style-name="T4">e</text:span><text:span text:style-name="T5">2</text:span></text:p>
            </draw:text-box>
          </draw:frame>
          <draw:ellipse draw:style-name="gr17" draw:text-style-name="P6" draw:layer="layout" svg:width="1.588cm" svg:height="1.438cm" draw:transform="rotate (-3.14159265358979) translate (10.4cm 4.924cm)" draw:kind="arc" draw:start-angle="165" draw:end-angle="349.66">
            <text:p/>
          </draw:ellipse>
          <draw:frame draw:style-name="gr18" draw:text-style-name="P8" draw:layer="layout" svg:width="0.756cm" svg:height="0.767cm" svg:x="10.1cm" svg:y="3.119cm">
            <draw:text-box>
              <text:p text:style-name="P7"><text:span text:style-name="T6">j</text:span></text:p>
            </draw:text-box>
          </draw:frame>
          <draw:measure draw:style-name="gr19" draw:text-style-name="P14" draw:layer="layout" svg:x1="6.6cm" svg:y1="5.449cm" svg:x2="9.6cm" svg:y2="5.449cm">
            <text:p text:style-name="P13"><text:span text:style-name="T7"><text:measure text:kind="gap"/></text:span><text:span text:style-name="T8">s1</text:span></text:p>
          </draw:measure>
          <draw:measure draw:style-name="gr20" draw:text-style-name="P14" draw:layer="layout" svg:x1="5.68cm" svg:y1="5.598cm" svg:x2="2.53cm" svg:y2="3.799cm">
            <text:p text:style-name="P13"><text:measure text:kind="gap"/>s2</text:p>
          </draw:measure>
          <draw:g>
            <draw:line draw:style-name="gr21" draw:text-style-name="P6" draw:layer="layout" svg:x1="6.745cm" svg:y1="4.388cm" svg:x2="7.39cm" svg:y2="4.387cm">
              <text:p/>
            </draw:line>
            <draw:g>
              <draw:circle draw:style-name="gr22" draw:text-style-name="P15" draw:layer="layout" svg:width="0.11cm" svg:height="0.11cm" svg:x="6.59cm" svg:y="4.334cm">
                <text:p/>
              </draw:circle>
            </draw:g>
            <draw:line draw:style-name="gr23" draw:text-style-name="P6" draw:layer="layout" svg:x1="6.648cm" svg:y1="4.287cm" svg:x2="6.649cm" svg:y2="3.636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Symbol" svg:font-family="Symbo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lide" draw:style="radial" draw:cx="50%" draw:cy="50%" draw:start-color="#cccccc" draw:end-color="#ffffff" draw:start-intensity="100%" draw:end-intensity="100%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1131 1580" svg:d="M1013 1491l118 89-567-1580-564 1580 114-85 136-68 148-46 161-17 161 13 153 46z"/>
    <draw:stroke-dash draw:name="DashDot" draw:style="rect" draw:dots1="1" draw:dots2="1" draw:dots2-length="0.8cm" draw:distance="0.2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2="1" draw:dots2-length="0.454cm" draw:distance="0.1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0T13:00:34.078000000</meta:creation-date>
    <dc:date>2016-08-20T13:01:49.032000000</dc:date>
    <meta:editing-duration>PT1M15S</meta:editing-duration>
    <meta:editing-cycles>1</meta:editing-cycles>
    <meta:document-statistic meta:object-count="26"/>
    <meta:generator>LibreOffice/5.0.6.3$Windows_x86 LibreOffice_project/490fc03b25318460cfc54456516ea2519c11d1aa</meta:generator>
  </office:meta>
</office:document-meta>
</file>